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Blue_20_Touch" draw:gradient-step-count="0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draw:shadow="hidden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595959" draw:shadow="hidden" loext:decorative="false"/>
    </style:style>
    <style:style style:name="gr10" style:family="graphic" style:parent-style-name="standard">
      <style:graphic-properties draw:stroke="none" draw:fill="none" draw:textarea-vertical-align="bottom" fo:min-height="0.899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dash" draw:stroke-dash="Dash_5f_1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dash" draw:stroke-dash="Dash_5f_2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solid" svg:stroke-width="0.026cm" svg:stroke-color="#000000" draw:marker-end="Marker_5f_1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dash" draw:stroke-dash="Dash_5f_1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solid" svg:stroke-width="0.026cm" svg:stroke-color="#000000" draw:marker-end="Marker_5f_2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8" style:family="graphic" style:parent-style-name="standard">
      <style:graphic-properties draw:stroke="none" svg:stroke-width="0cm" draw:fill="solid" draw:fill-color="#2a6099" loext:fill-use-slide-background="false" draw:textarea-vertical-align="middle" fo:min-height="3.583cm" fo:min-width="2.54cm" fo:padding-top="0.141cm" fo:padding-bottom="0.141cm" fo:padding-left="0.141cm" fo:padding-right="0.141cm" draw:shadow="visible" draw:shadow-offset-x="0.247cm" draw:shadow-offset-y="0.247cm" loext:glow-radius="0.882cm" loext:glow-color="#729fcf" loext:softedge-radius="0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  <style:text-properties loext:glow-text-radius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595959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color="#fffafa" loext:opacity="100%" fo:font-size="25pt" style:font-size-asian="25pt" style:font-size-complex="25pt"/>
    </style:style>
    <style:style style:name="P7" style:family="paragraph">
      <loext:graphic-properties draw:fill="solid" draw:fill-color="#2a6099"/>
      <style:paragraph-properties fo:margin-left="0cm" fo:margin-right="0cm" fo:margin-top="0cm" fo:margin-bottom="0cm" fo:line-height="120%" fo:text-align="center" fo:text-indent="0cm"/>
      <style:text-properties fo:color="#fffafa" loext:opacity="100%" style:font-name="Gadugi" fo:font-size="25pt" fo:letter-spacing="0.106cm" style:font-size-asian="25pt" style:font-size-complex="25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Lucida Sans Unicode" fo:font-size="10pt" style:font-name-asian="Lucida Sans Unicode" style:font-size-asian="10pt" style:font-name-complex="Lucida Sans Unicode" style:font-size-complex="10pt"/>
    </style:style>
    <style:style style:name="T3" style:family="text">
      <style:text-properties style:font-name="Gadugi" fo:font-size="25pt" fo:letter-spacing="0.106cm" fo:font-weight="bold" style:font-name-asian="Calibri" style:font-size-asian="25pt" style:font-weight-asian="bold" style:font-name-complex="Calibri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ath draw:style-name="gr2" draw:text-style-name="P1" draw:layer="layout" svg:width="9.8cm" svg:height="7.749cm" svg:x="1.1cm" svg:y="16.7cm" svg:viewBox="0 0 9801 7750" svg:d="M979 7750h7842 1c172 0 341-51 489-147 149-97 273-236 359-403 86-166 131-356 131-549v-2-5550c0-193-45-383-131-549-86-167-210-306-359-403-148-96-317-147-489-147-1 0-1 0-1 0h-7842c-172 0-341 51-489 147-149 97-273 236-359 403-86 166-131 356-131 549v5550 2c0 193 45 383 131 549 86 167 210 306 359 403 148 96 317 147 489 147z">
            <text:p/>
          </draw:path>
          <draw:path draw:style-name="gr3" draw:text-style-name="P2" draw:layer="layout" svg:width="9.8cm" svg:height="7.749cm" svg:x="1.1cm" svg:y="16.7cm" svg:viewBox="0 0 9801 7750" svg:d="M979 7750h7842 1c172 0 341-51 489-147 149-97 273-236 359-403 86-166 131-356 131-549v-2-5550c0-193-45-383-131-549-86-167-210-306-359-403-148-96-317-147-489-147-1 0-1 0-1 0h-7842c-172 0-341 51-489 147-149 97-273 236-359 403-86 166-131 356-131 549v5550 2c0 193 45 383 131 549 86 167 210 306 359 403 148 96 317 147 489 147z">
            <text:p/>
          </draw:path>
        </draw:g>
        <draw:g draw:style-name="gr4">
          <draw:g draw:style-name="gr1">
            <draw:path draw:style-name="gr2" draw:text-style-name="P1" draw:layer="layout" svg:width="0.661cm" svg:height="1.377cm" svg:x="2.25cm" svg:y="13.622cm" svg:viewBox="0 0 662 1378" svg:d="M535 417h-408c-30 0-57 9-78 26-15 11-28 26-36 43-9 16-13 35-13 55v473h111v364h435v-364h116v-473c0-29-10-55-27-76-12-15-27-27-44-35-17-9-36-13-56-13zM521 183c0 32-9 64-26 92-16 28-40 51-69 67s-62 24-96 24c-33 0-66-8-95-24s-53-39-69-67c-17-28-26-60-26-92s9-64 26-91c16-28 40-51 69-67 29-17 62-25 95-25 34 0 67 8 96 25 29 16 53 39 69 67 17 27 26 59 26 91z">
              <text:p/>
            </draw:path>
            <draw:path draw:style-name="gr5" draw:text-style-name="P2" draw:layer="layout" svg:width="0.661cm" svg:height="1.377cm" svg:x="2.25cm" svg:y="13.622cm" svg:viewBox="0 0 662 1378" svg:d="M535 417h-408c-30 0-57 9-78 26-15 11-28 26-36 43-9 16-13 35-13 55v473h111v364h435v-364h116v-473c0-29-10-55-27-76-12-15-27-27-44-35-17-9-36-13-56-13zM330 1378v-291M111 1014v-252M546 1014v-252M521 183c0 32-9 64-26 92-16 28-40 51-69 67s-62 24-96 24c-33 0-66-8-95-24s-53-39-69-67c-17-28-26-60-26-92s9-64 26-91c16-28 40-51 69-67 29-17 62-25 95-25 34 0 67 8 96 25 29 16 53 39 69 67 17 27 26 59 26 91z">
              <text:p/>
            </draw:path>
          </draw:g>
          <draw:frame draw:style-name="gr6" draw:text-style-name="P2" draw:layer="layout" svg:width="1.653cm" svg:height="1.129cm" svg:x="1.754cm" svg:y="15cm">
            <draw:text-box>
              <text:p text:style-name="P3"><text:span text:style-name="T1">Project Manager</text:span></text:p>
            </draw:text-box>
          </draw:frame>
        </draw:g>
        <draw:g draw:style-name="gr1">
          <draw:path draw:style-name="gr7" draw:text-style-name="P4" draw:layer="layout" svg:width="1.634cm" svg:height="0.241cm" svg:x="5.25cm" svg:y="11.222cm" svg:viewBox="0 0 1635 242" svg:d="M252 121c0 21-6 42-17 60-11 19-27 34-46 45-19 10-41 16-63 16s-44-6-63-16c-19-11-35-26-46-45-11-18-17-39-17-60s6-42 17-61c11-18 27-33 46-44 19-10 41-16 63-16s44 6 63 16c19 11 35 26 46 44 11 19 17 40 17 61zM528 121c0 21-6 42-17 60-11 19-27 34-46 45-19 10-41 16-63 16s-44-6-63-16c-19-11-35-26-46-45-11-18-17-39-17-60s6-42 17-61c11-18 27-33 46-44 19-10 41-16 63-16s44 6 63 16c19 11 35 26 46 44 11 19 17 40 17 61zM805 121c0 21-5 42-16 60-11 19-27 34-47 45-19 10-40 16-63 16-22 0-43-6-63-16-19-11-35-26-46-45-11-18-17-39-17-60s6-42 17-61c11-18 27-33 46-44 20-10 41-16 63-16 23 0 44 6 63 16 20 11 36 26 47 44 11 19 16 40 16 61zM1082 121c0 21-6 42-17 60-11 19-27 34-46 45-20 10-41 16-63 16-23 0-44-6-63-16-20-11-36-26-47-45-11-18-16-39-16-60s5-42 16-61c11-18 27-33 47-44 19-10 40-16 63-16 22 0 43 6 63 16 19 11 35 26 46 44 11 19 17 40 17 61zM1359 121c0 21-6 42-17 60-11 19-27 34-46 45-19 10-41 16-63 16s-44-6-63-16c-19-11-35-26-46-45-11-18-17-39-17-60s6-42 17-61c11-18 27-33 46-44 19-10 40-16 62-16h1c22 0 44 6 63 16 19 11 35 26 46 44 11 19 17 40 17 61zM1635 121c0 21-6 42-17 60-11 19-27 34-46 45-19 10-41 16-63 16s-44-6-63-16c-19-11-35-26-46-45-11-18-17-39-17-60s6-42 17-61c11-18 27-33 46-44 19-10 41-16 63-16s44 6 63 16c19 11 35 26 46 44 11 19 17 40 17 61z">
            <text:p/>
          </draw:path>
          <draw:path draw:style-name="gr5" draw:text-style-name="P2" draw:layer="layout" svg:width="1.634cm" svg:height="0.357cm" svg:x="5.25cm" svg:y="11.105cm" svg:viewBox="0 0 1635 358" svg:d="M252 239c0 20-6 41-17 59s-27 33-46 44c-19 10-41 16-63 16s-44-6-63-16c-19-11-35-26-46-44s-17-39-17-60 6-42 17-61c11-18 27-33 46-44 19-10 41-16 63-16s44 6 63 16c19 11 35 26 46 44 11 19 17 40 17 61zM528 239c0 20-6 41-17 59s-27 33-46 44c-19 10-41 16-63 16s-44-6-63-16c-19-11-35-26-46-44s-17-39-17-60 6-42 17-61c11-18 27-33 46-44 19-10 41-16 63-16s44 6 63 16c19 11 35 26 46 44 12 19 17 40 17 61zM805 239c0 20-6 41-16 59-11 18-27 33-47 44-19 10-40 16-63 16-22 0-43-6-63-16-19-11-35-26-46-44s-17-39-17-60 6-42 17-61c11-18 27-33 46-44 20-10 41-16 63-16 23 0 44 6 63 16 20 11 36 26 47 44 11 19 16 40 16 61zM1082 239c-1 20-6 41-17 59s-27 33-46 44c-20 10-41 16-63 16-23 0-44-6-63-16-20-11-36-26-47-44s-16-39-16-60 5-42 16-61c11-18 27-33 47-44 19-10 40-16 63-16 22 0 43 6 63 16 19 11 35 26 46 44 11 19 17 40 17 61zM1359 239c0 20-6 41-17 59s-27 33-46 44c-19 10-41 16-63 16s-44-6-63-16c-19-11-35-26-46-44s-17-39-17-60 6-42 17-61c11-18 27-33 46-44 19-10 40-16 62-16h1c22 0 44 6 63 16 19 11 35 26 46 44 11 19 17 40 17 61zM1635 239c0 20-6 41-17 59s-27 33-46 44c-19 10-41 16-63 16s-44-6-63-16c-19-11-35-26-46-44s-17-39-17-60 6-42 17-61c11-18 27-33 46-44 19-10 41-16 63-16s44 6 63 16c19 11 35 26 46 44 11 19 17 40 17 61zM1338 0l105 135M1235 24l-3 93M878 13l29 113M297 0l-106 135M400 24l2 93M756 13l-28 113">
            <text:p/>
          </draw:path>
        </draw:g>
        <draw:g draw:style-name="gr1">
          <draw:path draw:style-name="gr2" draw:text-style-name="P1" draw:layer="layout" svg:width="0.627cm" svg:height="1.282cm" svg:x="7.123cm" svg:y="10.7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6.212cm" svg:y="10.7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2" draw:text-style-name="P1" draw:layer="layout" svg:width="1.184cm" svg:height="0.304cm" svg:x="5.475cm" svg:y="10.824cm" svg:viewBox="0 0 1185 305" svg:d="M319 152c0 27-8 54-22 77s-34 42-58 56c-24 13-52 20-80 20s-55-7-79-20c-25-14-45-33-59-56s-21-50-21-77c0-26 7-53 21-76s34-42 59-56c24-13 51-20 79-20s56 7 80 20c24 14 44 33 58 56s22 50 22 76zM752 152c0 27-7 54-21 77s-34 42-58 56c-25 13-52 20-80 20s-55-7-80-20c-24-14-44-33-58-56s-21-50-21-77c0-26 7-53 21-76s34-42 58-56c24-13 51-20 79-20h1c28 0 55 7 80 20 24 14 44 33 58 56s21 50 21 76zM1185 152c0 27-7 54-21 77s-34 42-59 56c-24 13-51 20-79 20s-56-7-80-20c-24-14-44-33-58-56s-22-50-22-77c0-26 8-53 22-76s34-42 58-56c24-13 52-20 80-20s55 7 79 20c25 14 45 33 59 56s21 50 21 76z">
            <text:p/>
          </draw:path>
          <draw:path draw:style-name="gr5" draw:text-style-name="P2" draw:layer="layout" svg:width="1.184cm" svg:height="0.522cm" svg:x="5.475cm" svg:y="10.607cm" svg:viewBox="0 0 1185 523" svg:d="M319 371c-1 27-8 53-22 76s-34 42-58 56c-24 13-52 20-80 20s-55-7-79-20c-25-14-45-33-59-56s-21-50-21-77c0-26 7-53 21-76s34-42 59-56c24-13 51-20 79-20s56 7 80 20c24 14 44 33 58 56s22 50 22 76c0 1 0 1 0 1zM752 371c0 27-7 53-21 76s-34 42-58 56c-25 13-52 20-80 20s-55-7-80-20c-24-14-44-33-58-56s-21-50-21-77c0-26 7-53 21-76s34-42 58-56c24-13 51-20 79-20h1c28 0 55 7 80 20 24 14 44 33 58 56s21 50 21 76c0 1 0 1 0 1zM1185 371c0 27-8 53-21 76-14 23-34 42-59 56-24 13-51 20-79 20s-56-7-80-20c-24-14-44-33-58-56s-22-50-22-77c0-26 8-53 22-76s34-42 58-56c24-13 52-20 80-20s55 7 79 20c25 14 45 33 59 56s21 50 21 76c0 1 0 1 0 1zM957 233l-151-233M592 218v-157M228 233l151-233">
            <text:p/>
          </draw:path>
        </draw:g>
        <draw:g draw:style-name="gr1">
          <draw:path draw:style-name="gr7" draw:text-style-name="P4" draw:layer="layout" svg:width="0.768cm" svg:height="0.736cm" svg:x="5.683cm" svg:y="9.9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5.683cm" svg:y="9.9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535cm" svg:height="0.706cm" svg:x="5.733cm" svg:y="12.031cm">
          <draw:text-box>
            <text:p text:style-name="P3"><text:span text:style-name="T1">Director</text:span></text:p>
          </draw:text-box>
        </draw:frame>
        <draw:g draw:style-name="gr1">
          <draw:path draw:style-name="gr2" draw:text-style-name="P1" draw:layer="layout" svg:width="0.627cm" svg:height="1.282cm" svg:x="4.123cm" svg:y="10.7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3.212cm" svg:y="10.7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7" draw:text-style-name="P4" draw:layer="layout" svg:width="1.634cm" svg:height="0.638cm" svg:x="2.25cm" svg:y="10.824cm" svg:viewBox="0 0 1635 639" svg:d="M543 152c0 27-7 54-21 77s-34 42-58 56c-24 13-52 20-80 20s-55-7-79-20c-24-14-45-33-59-56s-21-50-21-77c0-26 7-53 21-76s35-42 59-56c24-13 51-20 79-20s56 7 80 20c24 14 44 33 58 56s21 50 21 76zM977 152c0 27-8 54-22 77s-34 42-58 56c-24 13-52 20-80 20-27 0-55-7-79-20-24-14-44-33-58-56s-22-50-22-77c0-26 8-53 22-76s34-42 58-56c24-13 52-20 79-20 28 0 56 7 80 20 24 14 44 33 58 56s22 50 22 76zM1410 152c0 27-7 54-21 77s-35 42-59 56c-24 13-51 20-79 20s-56-7-80-20c-24-14-44-33-58-56s-21-50-21-77c0-26 7-53 21-76s34-42 58-56c24-13 52-20 80-20s55 7 79 20c24 14 45 33 59 56s21 50 21 76zM252 520c0 20-6 41-17 59s-27 33-46 44c-19 10-41 16-63 16s-44-6-63-16c-19-11-35-26-46-44s-17-39-17-60c0-22 6-42 17-61 11-18 27-33 46-44 19-10 41-16 63-16s44 6 63 16c19 11 35 26 46 44 11 19 17 39 17 61zM528 520c0 20-6 41-17 59s-27 33-46 44c-19 10-41 16-63 16s-44-6-63-16c-19-11-35-26-46-44s-17-39-17-60c0-22 6-42 17-61 11-18 27-33 46-44 19-10 41-16 63-16s44 6 63 16c19 11 35 26 46 44 12 19 17 39 17 61zM805 520c0 20-6 41-16 59-11 18-27 33-47 44-19 10-40 16-63 16-22 0-43-6-63-16-19-11-35-26-46-44s-17-39-17-60c0-22 6-42 17-61 11-18 27-33 46-44 20-10 41-16 63-16 23 0 44 6 63 16 20 11 36 26 47 44 11 19 16 39 16 61zM1082 520c-1 20-6 41-17 59s-27 33-46 44c-20 10-41 16-63 16-23 0-44-6-63-16-20-11-36-26-47-44s-16-39-16-60c0-22 5-42 16-61 11-18 27-33 47-44 19-10 40-16 63-16 22 0 43 6 63 16 19 11 35 26 46 44 11 19 17 39 17 61zM1359 520c0 20-6 41-17 59s-27 33-46 44c-19 10-41 16-63 16s-44-6-63-16c-19-11-35-26-46-44s-17-39-17-60c0-22 6-42 17-61 11-18 27-33 46-44 19-10 40-16 62-16h1c22 0 44 6 63 16 19 11 35 26 46 44 11 19 17 39 17 61zM1635 520c0 20-6 41-17 59s-27 33-46 44c-19 10-41 16-63 16s-44-6-63-16c-19-11-35-26-46-44s-17-39-17-60c0-22 6-42 17-61 11-18 27-33 46-44 19-10 41-16 63-16s44 6 63 16c19 11 35 26 46 44 11 19 17 39 17 61z">
            <text:p/>
          </draw:path>
          <draw:path draw:style-name="gr5" draw:text-style-name="P2" draw:layer="layout" svg:width="1.634cm" svg:height="0.856cm" svg:x="2.25cm" svg:y="10.607cm" svg:viewBox="0 0 1635 857" svg:d="M543 371c0 26-7 52-21 75s-34 42-58 56c-24 13-52 20-80 20s-55-7-79-20c-24-14-45-33-59-56s-21-49-21-76 7-53 21-76 35-43 59-56 51-20 79-20 56 7 80 20 44 33 58 56 21 49 21 76zM977 371c-1 26-8 52-22 75s-34 42-58 56c-24 13-52 20-79 20-28 0-56-7-80-20-24-14-44-33-58-56s-22-49-22-76 8-53 22-76 34-43 58-56 52-20 79-20c1 0 1 0 1 0 27 0 55 7 79 20s44 33 58 56 22 49 22 76zM1410 371c0 26-8 52-21 75-14 23-34 42-59 56-24 13-51 20-79 20s-56-7-80-20c-24-14-44-33-58-56s-21-49-21-76 7-53 21-76 34-43 58-56 52-20 80-20 55 7 79 20c25 13 45 33 59 56s21 49 21 76zM1182 233l-151-233M817 218v-157M453 233l150-233M252 737c0 21-6 42-17 60s-27 33-46 44c-19 10-41 16-63 16s-44-6-63-16c-19-11-35-26-46-44s-17-39-17-60 6-42 17-60c11-19 27-34 46-44 19-11 41-17 63-17s44 6 63 17c19 10 35 25 46 44 11 18 17 39 17 60zM528 737c0 21-6 42-17 60s-27 33-46 44c-19 10-41 16-63 16s-44-6-63-16c-19-11-35-26-46-44s-17-39-17-60 6-42 17-60c11-19 27-34 46-44 19-11 41-17 63-17s44 6 63 17c19 10 35 25 46 44 11 18 17 39 17 60zM805 737c0 21-5 42-16 60s-27 33-47 44c-19 10-40 16-63 16-22 0-43-6-63-16-19-11-35-26-46-44s-17-39-17-60 6-42 17-60c11-19 27-34 46-44 20-11 41-17 63-17 23 0 44 6 63 17 20 10 36 25 47 44 11 18 16 39 16 60zM1082 737c0 21-6 42-17 60s-27 33-46 44c-20 10-41 16-63 16-23 0-44-6-63-16-20-11-36-26-47-44s-16-39-16-60 5-42 16-60c11-19 27-34 47-44 19-11 40-17 63-17 22 0 43 6 63 17 19 10 35 25 46 44 11 18 17 39 17 60zM1359 737c0 21-6 42-17 60s-27 33-46 44c-19 10-41 16-63 16s-44-6-63-16c-19-11-35-26-46-44s-17-39-17-60 6-42 17-60c11-19 27-34 46-44 19-11 40-16 62-17h1c22 0 44 6 63 17 19 10 35 25 46 44 11 18 17 39 17 60zM1635 737c0 21-6 42-17 60s-27 33-46 44c-19 10-41 16-63 16s-44-6-63-16c-19-11-35-26-46-44s-17-39-17-60 6-42 17-60c11-19 27-34 46-44 19-11 41-17 63-17s44 6 63 17c19 10 35 25 46 44 11 18 17 39 17 60zM1338 498l105 135M1235 523l-3 93M878 512l29 113M297 498l-106 135M400 523l2 93M756 512l-28 113">
            <text:p/>
          </draw:path>
        </draw:g>
        <draw:g draw:style-name="gr1">
          <draw:path draw:style-name="gr2" draw:text-style-name="P1" draw:layer="layout" svg:width="0.768cm" svg:height="0.736cm" svg:x="2.683cm" svg:y="9.9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2.683cm" svg:y="9.9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652cm" svg:height="0.706cm" svg:x="2.674cm" svg:y="12.031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1.356cm" svg:height="1.88cm" svg:x="1.721cm" svg:y="19.4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  <draw:path draw:style-name="gr5" draw:text-style-name="P2" draw:layer="layout" svg:width="1.356cm" svg:height="1.88cm" svg:x="1.721cm" svg:y="19.4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</draw:g>
        <draw:g draw:style-name="gr1">
          <draw:path draw:style-name="gr2" draw:text-style-name="P1" draw:layer="layout" svg:width="1.395cm" svg:height="1.928cm" svg:x="2.105cm" svg:y="19.2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  <draw:path draw:style-name="gr5" draw:text-style-name="P2" draw:layer="layout" svg:width="1.395cm" svg:height="1.928cm" svg:x="2.105cm" svg:y="19.2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</draw:g>
        <draw:frame draw:style-name="gr8" draw:text-style-name="P2" draw:layer="layout" svg:width="1.978cm" svg:height="0.706cm" svg:x="1.621cm" svg:y="21.316cm">
          <draw:text-box>
            <text:p text:style-name="P3"><text:span text:style-name="T1">Developers</text:span></text:p>
          </draw:text-box>
        </draw:frame>
        <draw:g draw:style-name="gr1">
          <draw:polygon draw:style-name="gr2" draw:text-style-name="P1" draw:layer="layout" svg:width="1.25cm" svg:height="1.736cm" svg:x="8.75cm" svg:y="19.413cm" svg:viewBox="0 0 1251 1737" draw:points="1251,330 940,0 0,0 0,1737 1251,1737">
            <text:p/>
          </draw:polygon>
          <draw:polygon draw:style-name="gr5" draw:text-style-name="P2" draw:layer="layout" svg:width="1.25cm" svg:height="1.736cm" svg:x="8.75cm" svg:y="19.413cm" svg:viewBox="0 0 1251 1737" draw:points="1251,330 940,0 0,0 0,1737 1251,1737">
            <text:p/>
          </draw:polygon>
        </draw:g>
        <draw:path draw:style-name="gr7" draw:text-style-name="P4" draw:layer="layout" svg:width="1.003cm" svg:height="1.375cm" svg:x="8.978cm" svg:y="19.425cm" svg:viewBox="0 0 1004 1376" svg:d="M468 1376h320v-44h-320zM0 1169h788v-44h-788zM0 962h788v-44h-788zM0 755h788v-44h-788zM0 547h319v-44h-319zM0 341h319v-45h-319zM703 0v320h301z">
          <text:p/>
        </draw:path>
        <draw:frame draw:style-name="gr8" draw:text-style-name="P2" draw:layer="layout" svg:width="2.158cm" svg:height="0.706cm" svg:x="8.296cm" svg:y="21.149cm">
          <draw:text-box>
            <text:p text:style-name="P3"><text:span text:style-name="T1">Source Code</text:span></text:p>
          </draw:text-box>
        </draw:frame>
        <draw:g draw:style-name="gr1">
          <draw:path draw:style-name="gr2" draw:text-style-name="P1" draw:layer="layout" svg:width="1.428cm" svg:height="1.35cm" svg:x="10.749cm" svg:y="10.296cm" svg:viewBox="0 0 1429 1351" svg:d="M563 279v-171h302v171zM432 107v172h-432v1072h1429v-1072h-433v-172l-129-107h-306z">
            <text:p/>
          </draw:path>
          <draw:path draw:style-name="gr5" draw:text-style-name="P2" draw:layer="layout" svg:width="1.428cm" svg:height="1.35cm" svg:x="10.749cm" svg:y="10.296cm" svg:viewBox="0 0 1429 1351" svg:d="M563 279v-171h302v171zM432 107v172h-432v1072h1429v-1072h-433v-172l-129-107h-306zM432 107h131M865 107h131">
            <text:p/>
          </draw:path>
        </draw:g>
        <draw:frame draw:style-name="gr6" draw:text-style-name="P2" draw:layer="layout" svg:width="1.656cm" svg:height="1.129cm" svg:x="10.635cm" svg:y="11.646cm">
          <draw:text-box>
            <text:p text:style-name="P3"><text:span text:style-name="T1">Software</text:span></text:p>
            <text:p text:style-name="P3"><text:span text:style-name="T1">Product</text:span></text:p>
          </draw:text-box>
        </draw:frame>
        <draw:g draw:style-name="gr1">
          <draw:polygon draw:style-name="gr2" draw:text-style-name="P1" draw:layer="layout" svg:width="1.414cm" svg:height="1.7cm" svg:x="15.894cm" svg:y="7.109cm" svg:viewBox="0 0 1415 1701" draw:points="0,1701 1415,1701 1415,0 0,0">
            <text:p/>
          </draw:polygon>
          <draw:polygon draw:style-name="gr5" draw:text-style-name="P2" draw:layer="layout" svg:width="1.414cm" svg:height="1.7cm" svg:x="15.894cm" svg:y="7.109cm" svg:viewBox="0 0 1415 1701" draw:points="0,1701 1415,1701 1415,0 0,0">
            <text:p/>
          </draw:polygon>
        </draw:g>
        <draw:g draw:style-name="gr1">
          <draw:path draw:style-name="gr2" draw:text-style-name="P1" draw:layer="layout" svg:width="0.402cm" svg:height="1.463cm" svg:x="16.92cm" svg:y="7.1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  <draw:path draw:style-name="gr5" draw:text-style-name="P2" draw:layer="layout" svg:width="0.402cm" svg:height="1.463cm" svg:x="16.92cm" svg:y="7.1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</draw:g>
        <draw:path draw:style-name="gr7" draw:text-style-name="P4" draw:layer="layout" svg:width="0.748cm" svg:height="1.192cm" svg:x="16.175cm" svg:y="7.428cm" svg:viewBox="0 0 749 1193" svg:d="M0 39h343v-39h-343zM0 234h343v-40h-343zM0 429h514v-40h-514zM0 623h514v-40h-514zM0 817h514v-40h-514zM313 1137h436v-40h-436zM133 1078l-66-59-31 28 66 59-66 59 31 28 66-59 67 59 32-28-67-59 67-59-32-28z">
          <text:p/>
        </draw:path>
        <draw:path draw:style-name="gr7" draw:text-style-name="P4" draw:layer="layout" svg:width="0.348cm" svg:height="1.426cm" svg:x="16.943cm" svg:y="7.127cm" svg:viewBox="0 0 349 1427" svg:d="M72 1258v145c0 4 1 8 4 12 2 4 6 7 10 9s9 3 14 3 9-1 14-3c4-2 7-5 10-9 2-4 3-8 3-12v-145c-8 3-18 4-27 4-10 0-19-1-28-4zM0 595v546c0 15 5 31 14 45 8 13 21 25 37 33 15 8 33 12 50 12 18 0 36-4 51-12s28-20 37-33c9-14 14-30 14-45v-546zM250 276h-1v122c33 21 55 64 55 114v122c0 110-22 94-55 115v13h1c61-18 99-57 99-128v-229c0-72-45-116-99-129zM203 431v-180c0-15-5-31-14-45-9-13-22-25-37-33s-33-12-51-12c-17 0-35 4-50 12-16 8-29 20-37 33-9 14-14 30-14 45v177zM72 145c9-2 18-3 28-3 9 0 18 1 27 3v-145h-55z">
          <text:p/>
        </draw:path>
        <draw:frame draw:style-name="gr8" draw:text-style-name="P2" draw:layer="layout" svg:width="1.599cm" svg:height="0.706cm" svg:x="15.808cm" svg:y="8.809cm">
          <draw:text-box>
            <text:p text:style-name="P3"><text:span text:style-name="T1">Contract</text:span></text:p>
          </draw:text-box>
        </draw:frame>
        <draw:g draw:style-name="gr1">
          <draw:polygon draw:style-name="gr2" draw:text-style-name="P1" draw:layer="layout" svg:width="0.972cm" svg:height="1.263cm" svg:x="4.514cm" svg:y="17.518cm" svg:viewBox="0 0 973 1264" draw:points="972,0 0,0 0,1264 973,1264">
            <text:p/>
          </draw:polygon>
          <draw:polygon draw:style-name="gr5" draw:text-style-name="P2" draw:layer="layout" svg:width="0.972cm" svg:height="1.263cm" svg:x="4.514cm" svg:y="17.51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27cm" svg:y="17.6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698cm" svg:y="17.4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698cm" svg:y="17.4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4.979cm" svg:y="17.5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37cm" svg:y="17.931cm" svg:viewBox="0 0 559 461" draw:points="0,261 92,167 198,275 469,0 559,91 196,461">
            <text:p/>
          </draw:polygon>
          <draw:polygon draw:style-name="gr5" draw:text-style-name="P2" draw:layer="layout" svg:width="0.558cm" svg:height="0.46cm" svg:x="4.737cm" svg:y="17.93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499cm" svg:y="18.78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19.693cm" svg:viewBox="0 0 973 1264" draw:points="972,0 0,0 0,1264 973,1264">
            <text:p/>
          </draw:polygon>
          <draw:polygon draw:style-name="gr5" draw:text-style-name="P2" draw:layer="layout" svg:width="0.972cm" svg:height="1.263cm" svg:x="6.485cm" svg:y="19.693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19.8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19.6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19.6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19.7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19.958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19.958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0.956cm">
          <draw:text-box>
            <text:p text:style-name="P3"><text:span text:style-name="T1">Issue</text:span></text:p>
          </draw:text-box>
        </draw:frame>
        <draw:g draw:style-name="gr1">
          <draw:path draw:style-name="gr9" draw:text-style-name="P5" draw:layer="layout" svg:width="1.252cm" svg:height="1.041cm" svg:x="16.875cm" svg:y="10.679cm" svg:viewBox="0 0 1253 1042" svg:d="M917 339c24 0 47-6 67-18s37-29 49-49c12-21 18-44 18-68v-1-1c0-24-6-47-18-67-12-21-29-38-49-50s-43-18-67-18h-1c-23 0-46 6-66 18s-37 29-49 50c-12 20-18 43-18 67 0 1 0 1 0 1 0 1 0 1 0 1 0 24 6 47 18 68 12 20 29 37 49 49s43 18 66 18c1 0 1 0 1 0zM917 0c36 0 70 9 101 27 30 18 55 44 73 75 18 30 27 66 27 101 0 1 0 1 0 1 0 36-9 71-27 102s-43 56-73 74c-31 18-65 27-101 27-35 0-69-9-100-27-30-18-55-43-73-74s-27-66-27-102v-1c0-35 9-71 27-101 18-31 43-57 73-75 31-18 65-27 100-27zM336 963c17 4 35 6 53 6 41 0 82-11 117-31 36-21 65-51 86-87 4-8 8-15 11-23 0-6 0-12 0-18 0-52-13-103-39-149-22-39-53-72-89-97-47 92-93 185-139 278-47-93-93-186-140-278-36 25-67 58-89 97-26 46-39 97-39 149 0 6 0 12 0 18 4 8 7 15 12 23 20 36 49 66 85 87 35 20 76 31 117 31 18 0 36-2 54-6zM468 480c9 5 18 10 27 15 53 31 98 76 129 130 31 55 47 116 47 179 0 8 0 16-1 24-6 27-16 54-30 78-23 41-57 76-97 99-41 24-87 37-133 37-25 0-50-4-74-11-25 7-50 11-75 11-46 0-92-13-133-37-40-23-74-58-97-99-14-24-24-51-30-78-1-8-1-16-1-24 0-63 17-124 47-179 31-54 76-99 130-130 8-5 17-10 26-15 4 3 7 5 11 7 9 5 17 10 26 13l96 192 96-192c8-3 15-7 23-11 4-3 8-6 13-9zM1050 399c9 5 18 9 26 15 54 31 99 76 130 130 30 55 47 116 47 179 0 8 0 16-1 24-6 27-16 54-30 78-23 41-57 75-97 99-41 24-87 37-133 37-25 0-50-4-75-11-6 0-13 0-20 0-70 0-139-14-204-41 9-22 14-45 15-68 60 28 126 42 192 42 6 0 12 0 17 0 18 4 36 6 54 6 41 0 81-11 117-32 35-20 65-50 85-86 4-8 8-16 12-24 0-6 0-12 0-18 0-52-13-103-39-149-22-39-53-72-89-98-47 93-93 186-140 279-46-93-92-186-139-279-36 24-65 55-87 93-9 17-17 35-23 54-5-12-10-22-16-33-8-14-17-28-27-40 4-8 7-15 11-23 28-48 68-89 116-117 10-6 22-12 33-17 4 3 9 6 13 8 8 5 15 9 23 12l96 192 96-192c8-3 17-8 25-13 4-2 8-4 12-7zM336 419h1c23 0 46-6 66-18s37-29 49-49c12-21 18-44 18-68v-1c0-23-6-47-18-67-12-21-29-38-49-50s-43-18-66-18c-1 0-1 0-1 0-24 0-47 6-67 18s-37 29-49 50c-12 20-18 44-18 67 0 1 0 1 0 1 0 24 6 47 18 68 12 20 29 37 49 49s43 18 67 18zM336 80c35 0 69 9 100 27 30 18 55 44 73 75s27 66 27 101c0 1 0 1 0 1 0 36-9 71-27 102s-43 56-73 74c-31 18-65 27-100 27-36 0-70-9-101-27-30-18-55-43-73-74s-27-66-27-102v-1c0-35 9-70 27-101s43-57 73-75c31-18 65-27 101-27z">
            <text:p/>
          </draw:path>
          <draw:frame draw:style-name="gr10" draw:text-style-name="P2" draw:layer="layout" svg:width="1.428cm" svg:height="1.041cm" svg:x="18.125cm" svg:y="10.679cm">
            <draw:text-box>
              <text:p text:style-name="P3"><text:span text:style-name="T2">Clients</text:span></text:p>
            </draw:text-box>
          </draw:frame>
        </draw:g>
        <draw:g draw:style-name="gr1">
          <draw:path draw:style-name="gr2" draw:text-style-name="P1" draw:layer="layout" svg:width="1.669cm" svg:height="1.661cm" svg:x="13.475cm" svg:y="7.174cm" svg:viewBox="0 0 1670 1662" svg:d="M912 1662h758v-750h-758zM455 750h759v-750h-759zM0 1662h757v-750h-757z">
            <text:p/>
          </draw:path>
          <draw:path draw:style-name="gr5" draw:text-style-name="P2" draw:layer="layout" svg:width="1.669cm" svg:height="1.661cm" svg:x="13.475cm" svg:y="7.174cm" svg:viewBox="0 0 1670 1662" svg:d="M912 1662h758v-750h-758zM455 750h759v-750h-759zM0 1662h757v-750h-757z">
            <text:p/>
          </draw:path>
        </draw:g>
        <draw:g draw:style-name="gr1">
          <draw:path draw:style-name="gr2" draw:text-style-name="P1" draw:layer="layout" svg:width="1.07cm" svg:height="1.699cm" svg:x="12.644cm" svg:y="7.135cm" svg:viewBox="0 0 1071 1700" svg:d="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  <draw:path draw:style-name="gr5" draw:text-style-name="P2" draw:layer="layout" svg:width="1.07cm" svg:height="1.699cm" svg:x="12.644cm" svg:y="7.135cm" svg:viewBox="0 0 1071 1700" svg:d="M397 1369v331M128 936v305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</draw:g>
        <draw:frame draw:style-name="gr8" draw:text-style-name="P2" draw:layer="layout" svg:width="1.16cm" svg:height="0.706cm" svg:x="13.314cm" svg:y="8.835cm">
          <draw:text-box>
            <text:p text:style-name="P3"><text:span text:style-name="T1">Seller</text:span></text:p>
          </draw:text-box>
        </draw:frame>
        <draw:g draw:style-name="gr4">
          <draw:g draw:style-name="gr1">
            <draw:path draw:style-name="gr2" draw:text-style-name="P1" draw:layer="layout" svg:width="1.008cm" svg:height="2.1cm" svg:x="9.023cm" svg:y="9.932cm" svg:viewBox="0 0 1009 2101" svg:d="M816 636h-623c-44 0-86 14-118 39-23 18-42 40-55 65-13 26-20 55-20 85v720h169v556h664v-556h176v-720c0-44-15-84-40-116-18-22-41-41-67-53-26-13-55-20-86-20z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  <draw:path draw:style-name="gr5" draw:text-style-name="P2" draw:layer="layout" svg:width="1.008cm" svg:height="2.1cm" svg:x="9.023cm" svg:y="9.932cm" svg:viewBox="0 0 1009 2101" svg:d="M816 636h-623c-44 0-86 14-118 39-23 18-42 40-55 65-13 26-20 55-20 85v720h169v556h664v-556h176v-720c0-44-15-84-40-116-18-22-41-41-67-53-26-13-55-20-86-20zM505 2101v-444M169 1545v-383M833 1545v-383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</draw:g>
          <draw:frame draw:style-name="gr8" draw:text-style-name="P2" draw:layer="layout" svg:width="0.956cm" svg:height="0.706cm" svg:x="9.048cm" svg:y="12.031cm">
            <draw:text-box>
              <text:p text:style-name="P3"><text:span text:style-name="T1">CEO</text:span></text:p>
            </draw:text-box>
          </draw:frame>
        </draw:g>
        <draw:g draw:style-name="gr1">
          <draw:polygon draw:style-name="gr2" draw:text-style-name="P1" draw:layer="layout" svg:width="0.972cm" svg:height="1.263cm" svg:x="4.541cm" svg:y="19.693cm" svg:viewBox="0 0 973 1264" draw:points="972,0 0,0 0,1264 973,1264">
            <text:p/>
          </draw:polygon>
          <draw:polygon draw:style-name="gr5" draw:text-style-name="P2" draw:layer="layout" svg:width="0.972cm" svg:height="1.263cm" svg:x="4.541cm" svg:y="19.693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19.8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19.6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19.6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19.7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20.106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20.106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0.956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4.541cm" svg:y="21.868cm" svg:viewBox="0 0 973 1264" draw:points="972,0 0,0 0,1264 973,1264">
            <text:p/>
          </draw:polygon>
          <draw:polygon draw:style-name="gr5" draw:text-style-name="P2" draw:layer="layout" svg:width="0.972cm" svg:height="1.263cm" svg:x="4.541cm" svg:y="21.86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21.9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21.7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21.7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21.9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22.281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22.28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3.13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21.868cm" svg:viewBox="0 0 973 1264" draw:points="972,0 0,0 0,1264 973,1264">
            <text:p/>
          </draw:polygon>
          <draw:polygon draw:style-name="gr5" draw:text-style-name="P2" draw:layer="layout" svg:width="0.972cm" svg:height="1.263cm" svg:x="6.485cm" svg:y="21.86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21.9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21.7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21.7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21.9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22.133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22.13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3.13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972cm" svg:height="1.263cm" svg:x="6.484cm" svg:y="17.518cm" svg:viewBox="0 0 973 1264" draw:points="972,0 0,0 0,1264 973,1264">
            <text:p/>
          </draw:polygon>
          <draw:polygon draw:style-name="gr5" draw:text-style-name="P2" draw:layer="layout" svg:width="0.972cm" svg:height="1.263cm" svg:x="6.484cm" svg:y="17.51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7cm" svg:y="17.6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68cm" svg:y="17.4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68cm" svg:y="17.4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48cm" svg:y="17.5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69cm" svg:y="17.783cm" svg:viewBox="0 0 219 788" svg:d="M20 788h178v-185h-178zM195 527l24-527h-219l23 527z">
            <text:p/>
          </draw:path>
          <draw:path draw:style-name="gr5" draw:text-style-name="P2" draw:layer="layout" svg:width="0.218cm" svg:height="0.787cm" svg:x="6.869cm" svg:y="17.78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6cm" svg:y="18.78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658cm" svg:height="0.944cm" svg:x="11.236cm" svg:y="7.282cm" svg:viewBox="0 0 659 945" draw:points="329,0 0,319 0,677 187,497 187,945 472,945 472,497 659,677 659,319">
            <text:p/>
          </draw:polygon>
          <draw:polygon draw:style-name="gr5" draw:text-style-name="P2" draw:layer="layout" svg:width="0.658cm" svg:height="0.944cm" svg:x="11.236cm" svg:y="7.282cm" svg:viewBox="0 0 659 945" draw:points="329,0 0,319 0,677 187,497 187,945 472,945 472,497 659,677 659,319">
            <text:p/>
          </draw:polygon>
        </draw:g>
        <draw:path draw:style-name="gr7" draw:text-style-name="P4" draw:layer="layout" svg:width="0.782cm" svg:height="0.586cm" svg:x="10.737cm" svg:y="8.035cm" svg:viewBox="0 0 783 587" svg:d="M0 483c63 27 131 42 200 42 34 0 69-4 103-11v38c61 23 127 35 193 35s131-12 193-35l-4-174 98-19v-233h-386l1 109-15 3-2-238h-381z">
          <text:p/>
        </draw:path>
        <draw:g draw:style-name="gr1">
          <draw:path draw:style-name="gr2" draw:text-style-name="P1" draw:layer="layout" svg:width="0.783cm" svg:height="0.705cm" svg:x="10.737cm" svg:y="7.954cm" svg:viewBox="0 0 784 706" svg:d="M304 583c-32 6-70 10-112 10-106 0-192-25-192-56v40c0 31 86 56 192 56 42 0 80-4 112-10zM304 503c-32 6-70 10-112 10-106 0-192-25-192-56v40c0 31 86 56 192 56 42 0 80-4 112-10z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496 505c-106 0-192-25-192-56v40c0 31 86 56 192 56 107 0 194-25 194-56v-40c0 31-87 56-194 56zM496 312c-106 0-192 25-192 57v40c0 31 86 56 192 56 107 0 194-25 194-56v-40c0-32-87-57-194-57zM663 340c71-8 121-29 121-52v-40c0 31-86 56-192 56-108 0-194-25-194-56v40c0 10 10 20 27 28 22-2 46-4 71-4 71 0 133 11 167 28zM592 112c-108 0-194 25-194 56v40c0 31 86 56 194 56 106 0 192-25 192-56v-40c0-31-86-56-192-56zM690 457v40c56-10 94-28 94-48v-40c0 20-38 38-94 48zM690 417c56-10 94-28 94-48v-41c0 20-38 39-94 49z">
            <text:p/>
          </draw:path>
          <draw:path draw:style-name="gr5" draw:text-style-name="P2" draw:layer="layout" svg:width="0.783cm" svg:height="0.705cm" svg:x="10.737cm" svg:y="7.954cm" svg:viewBox="0 0 784 706" svg:d="M304 583c-32 6-70 10-112 10-106 0-192-25-192-56v40c0 31 86 56 192 56 42 0 80-4 112-10zM304 503c-32 6-70 10-112 10-106 0-192-25-192-56v40c0 31 86 56 192 56 42 0 80-4 112-10zM0 537v-441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304 609v-200M496 505c-106 0-192-25-192-56v40c0 31 86 56 192 56 107 0 194-25 194-56v-40c0 31-87 56-194 56zM496 312c-106 0-192 25-192 57v40c0 31 86 56 192 56 107 0 194-25 194-56v-40c0-32-87-57-194-57zM386 296v-200M663 340c71-8 121-29 121-52v-40c0 31-86 56-192 56-108 0-194-25-194-56v40c0 10 10 20 27 28 22-2 46-4 71-4 71 0 133 11 167 28zM398 208v111M592 112c-108 0-194 25-194 56v40c0 31 86 56 194 56 106 0 192-25 192-56v-40c0-31-86-56-192-56zM690 457v40c56-10 94-28 94-48v-40c0 20-38 38-94 48zM690 417c56-10 94-28 94-48v-41c0 20-38 39-94 49zM690 609v-200M784 409v-201">
            <text:p/>
          </draw:path>
        </draw:g>
        <draw:frame draw:style-name="gr6" draw:text-style-name="P2" draw:layer="layout" svg:width="1.429cm" svg:height="1.129cm" svg:x="10.601cm" svg:y="8.66cm">
          <draw:text-box>
            <text:p text:style-name="P3"><text:span text:style-name="T1">Money</text:span></text:p>
            <text:p text:style-name="P3"><text:span text:style-name="T1">Income</text:span></text:p>
          </draw:text-box>
        </draw:frame>
        <draw:g draw:style-name="gr1">
          <draw:path draw:style-name="gr2" draw:text-style-name="P1" draw:layer="layout" svg:width="1.157cm" svg:height="1.157cm" svg:x="1.5cm" svg:y="26cm" svg:viewBox="0 0 1158 1158" svg:d="M578 1158c-319 0-578-260-578-580 0-319 259-578 578-578 320 0 580 259 580 578 0 320-260 580-580 580z">
            <text:p/>
          </draw:path>
          <draw:path draw:style-name="gr5" draw:text-style-name="P2" draw:layer="layout" svg:width="1.157cm" svg:height="1.157cm" svg:x="1.5cm" svg:y="26cm" svg:viewBox="0 0 1158 1158" svg:d="M578 1158c-319 0-578-260-578-580 0-319 259-578 578-578 320 0 580 259 580 578 0 320-260 580-580 580z">
            <text:p/>
          </draw:path>
        </draw:g>
        <draw:polygon draw:style-name="gr7" draw:text-style-name="P4" draw:layer="layout" svg:width="0.405cm" svg:height="0.51cm" svg:x="1.963cm" svg:y="26.324cm" svg:viewBox="0 0 406 511" draw:points="0,511 406,255 0,0">
          <text:p/>
        </draw:polygon>
        <draw:frame draw:style-name="gr8" draw:text-style-name="P2" draw:layer="layout" svg:width="1.053cm" svg:height="0.706cm" svg:x="1.552cm" svg:y="27.157cm">
          <draw:text-box>
            <text:p text:style-name="P3"><text:span text:style-name="T1">Start</text:span></text:p>
          </draw:text-box>
        </draw:frame>
        <draw:g draw:style-name="gr1">
          <draw:path draw:style-name="gr2" draw:text-style-name="P1" draw:layer="layout" svg:width="1.25cm" svg:height="1.157cm" svg:x="16.875cm" svg:y="13.921cm" svg:viewBox="0 0 1251 1158" svg:d="M626 1158c-346 0-626-260-626-580 0-319 280-578 626-578 344 0 625 259 625 578 0 320-281 580-625 580z">
            <text:p/>
          </draw:path>
          <draw:path draw:style-name="gr5" draw:text-style-name="P2" draw:layer="layout" svg:width="1.25cm" svg:height="1.157cm" svg:x="16.875cm" svg:y="13.921cm" svg:viewBox="0 0 1251 1158" svg:d="M626 1158c-346 0-626-260-626-580 0-319 280-578 626-578 344 0 625 259 625 578 0 320-281 580-625 580z">
            <text:p/>
          </draw:path>
        </draw:g>
        <draw:polygon draw:style-name="gr7" draw:text-style-name="P4" draw:layer="layout" svg:width="0.55cm" svg:height="0.509cm" svg:x="17.225cm" svg:y="14.245cm" svg:viewBox="0 0 551 510" draw:points="0,510 551,510 551,0 0,0">
          <text:p/>
        </draw:polygon>
        <draw:frame draw:style-name="gr8" draw:text-style-name="P2" draw:layer="layout" svg:width="0.905cm" svg:height="0.706cm" svg:x="17.047cm" svg:y="15.079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428cm" svg:height="1.7cm" svg:x="18.072cm" svg:y="7.109cm" svg:viewBox="0 0 1429 1701" svg:d="M681 1701l-2-416h-592c-48 0-87-37-87-82v-1121c0-46 39-82 87-82h1254c48 0 88 36 88 82v1121c0 45-40 82-88 82h-384z">
            <text:p/>
          </draw:path>
          <draw:path draw:style-name="gr5" draw:text-style-name="P2" draw:layer="layout" svg:width="1.428cm" svg:height="1.7cm" svg:x="18.072cm" svg:y="7.109cm" svg:viewBox="0 0 1429 1701" svg:d="M681 1701l-2-416h-592c-48 0-87-37-87-82v-1121c0-46 39-82 87-82h1254c48 0 88 36 88 82v1121c0 45-40 82-88 82h-384z">
            <text:p/>
          </draw:path>
        </draw:g>
        <draw:g draw:style-name="gr1">
          <draw:path draw:style-name="gr2" draw:text-style-name="P1" draw:layer="layout" svg:width="0.367cm" svg:height="0.828cm" svg:x="18.634cm" svg:y="7.3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  <draw:path draw:style-name="gr5" draw:text-style-name="P2" draw:layer="layout" svg:width="0.367cm" svg:height="0.828cm" svg:x="18.634cm" svg:y="7.3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</draw:g>
        <draw:frame draw:style-name="gr8" draw:text-style-name="P2" draw:layer="layout" svg:width="1.532cm" svg:height="0.706cm" svg:x="18.02cm" svg:y="8.809cm">
          <draw:text-box>
            <text:p text:style-name="P3"><text:span text:style-name="T1">Request</text:span></text:p>
          </draw:text-box>
        </draw:frame>
        <draw:polyline draw:style-name="gr11" draw:text-style-name="P2" draw:layer="layout" svg:width="1.04cm" svg:height="0.023cm" svg:x="3.5cm" svg:y="20.282cm" svg:viewBox="0 0 1041 24" draw:points="0,24 374,24 374,0 1041,0">
          <text:p/>
        </draw:polyline>
        <draw:polyline draw:style-name="gr12" draw:text-style-name="P2" draw:layer="layout" svg:width="0.027cm" svg:height="0.824cm" svg:x="5cm" svg:y="18.782cm" svg:viewBox="0 0 28 825" draw:points="0,0 0,374 28,374 28,825">
          <text:p/>
        </draw:polyline>
        <draw:line draw:style-name="gr12" draw:text-style-name="P2" draw:layer="layout" svg:x1="5.027cm" svg:y1="20.957cm" svg:x2="5.027cm" svg:y2="21.781cm">
          <text:p/>
        </draw:line>
        <draw:polyline draw:style-name="gr12" draw:text-style-name="P2" draw:layer="layout" svg:width="0.001cm" svg:height="0.824cm" svg:x="6.97cm" svg:y="18.782cm" svg:viewBox="0 0 2 825" draw:points="0,0 0,374 2,374 2,825">
          <text:p/>
        </draw:polyline>
        <draw:line draw:style-name="gr12" draw:text-style-name="P2" draw:layer="layout" svg:x1="6.971cm" svg:y1="20.957cm" svg:x2="6.971cm" svg:y2="21.781cm">
          <text:p/>
        </draw:line>
        <draw:line draw:style-name="gr11" draw:text-style-name="P2" draw:layer="layout" svg:x1="7.457cm" svg:y1="20.282cm" svg:x2="8.749cm" svg:y2="20.282cm">
          <text:p/>
        </draw:line>
        <draw:line draw:style-name="gr13" draw:text-style-name="P2" draw:layer="layout" svg:x1="5.514cm" svg:y1="20.282cm" svg:x2="6.485cm" svg:y2="20.282cm">
          <text:p/>
        </draw:line>
        <draw:polyline draw:style-name="gr14" draw:text-style-name="P2" draw:layer="layout" svg:width="3.088cm" svg:height="2.689cm" svg:x="2.912cm" svg:y="14.311cm" svg:viewBox="0 0 3089 2690" draw:points="3089,2690 3089,0 0,0">
          <text:p/>
        </draw:polyline>
        <draw:polyline draw:style-name="gr5" draw:text-style-name="P2" draw:layer="layout" svg:width="0.581cm" svg:height="2.641cm" svg:x="2cm" svg:y="10.981cm" svg:viewBox="0 0 582 2642" draw:points="582,2642 582,1300 0,1300 0,0 250,0">
          <text:p/>
        </draw:polyline>
        <draw:line draw:style-name="gr12" draw:text-style-name="P2" draw:layer="layout" svg:x1="4.75cm" svg:y1="10.981cm" svg:x2="5.249cm" svg:y2="10.981cm">
          <text:p/>
        </draw:line>
        <draw:line draw:style-name="gr12" draw:text-style-name="P2" draw:layer="layout" svg:x1="7.75cm" svg:y1="10.981cm" svg:x2="9.021cm" svg:y2="10.981cm">
          <text:p/>
        </draw:line>
        <draw:polyline draw:style-name="gr5" draw:text-style-name="P2" draw:layer="layout" svg:width="0.717cm" svg:height="0.011cm" svg:x="10.031cm" svg:y="10.971cm" svg:viewBox="0 0 718 12" draw:points="0,12 375,12 375,0 718,0">
          <text:p/>
        </draw:polyline>
        <draw:polyline draw:style-name="gr13" draw:text-style-name="P2" draw:layer="layout" svg:width="0.976cm" svg:height="2.325cm" svg:x="10.487cm" svg:y="7.971cm" svg:viewBox="0 0 977 2326" draw:points="977,2326 977,1862 0,1862 0,0 250,0">
          <text:p/>
        </draw:polyline>
        <draw:polyline draw:style-name="gr15" draw:text-style-name="P2" draw:layer="layout" svg:width="0.749cm" svg:height="0.014cm" svg:x="11.894cm" svg:y="7.971cm" svg:viewBox="0 0 750 15" draw:points="0,0 374,0 374,15 750,15">
          <text:p/>
        </draw:polyline>
        <draw:polyline draw:style-name="gr16" draw:text-style-name="P2" draw:layer="layout" svg:width="0.749cm" svg:height="0.026cm" svg:x="15.144cm" svg:y="7.959cm" svg:viewBox="0 0 750 27" draw:points="0,27 374,27 374,0 750,0">
          <text:p/>
        </draw:polyline>
        <draw:line draw:style-name="gr15" draw:text-style-name="P2" draw:layer="layout" svg:x1="17.322cm" svg:y1="7.959cm" svg:x2="18.071cm" svg:y2="7.959cm">
          <text:p/>
        </draw:line>
        <draw:polyline draw:style-name="gr11" draw:text-style-name="P2" draw:layer="layout" svg:width="1.98cm" svg:height="2.923cm" svg:x="17.991cm" svg:y="7.959cm" svg:viewBox="0 0 1981 2924" draw:points="1511,0 1981,0 1981,2924 0,2924">
          <text:p/>
        </draw:polyline>
        <draw:line draw:style-name="gr17" draw:text-style-name="P2" draw:layer="layout" svg:x1="17.5cm" svg:y1="11.606cm" svg:x2="17.5cm" svg:y2="13.92cm">
          <text:p/>
        </draw:line>
        <draw:polyline draw:style-name="gr17" draw:text-style-name="P2" draw:layer="layout" svg:width="3.922cm" svg:height="2.1cm" svg:x="2.078cm" svg:y="23.9cm" svg:viewBox="0 0 3923 2101" draw:points="0,2101 0,1726 3923,1726 3923,0">
          <text:p/>
        </draw:polyline>
        <draw:frame draw:style-name="gr18" draw:text-style-name="P7" draw:layer="layout" svg:width="15.25cm" svg:height="3.865cm" svg:x="2.75cm" svg:y="0.985cm">
          <draw:text-box>
            <text:p text:style-name="P6"><text:span text:style-name="T3">Publishing Software by a Comp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arker_5f_0" draw:display-name="Marker_0" svg:viewBox="0 0 20 10" svg:d="M10 0l-10 10h20z"/>
    <draw:marker draw:name="Marker_5f_1" draw:display-name="Marker_1" svg:viewBox="0 0 3000 3000" svg:d="M1500 0l1500 1789v211h-114l-1286-1543v2543h-200v-2543l-1286 1543h-114v-211z"/>
    <draw:marker draw:name="Marker_5f_2" draw:display-name="Marker_2" svg:viewBox="0 0 20 20" svg:d="M10 0l-10 20h20z"/>
    <draw:stroke-dash draw:name="Dash_5f_0" draw:display-name="Dash_0" draw:style="round" draw:dots1="1" draw:dots1-length="1400%" draw:dots2="2" draw:dots2-length="600%" draw:distance="200%"/>
    <draw:stroke-dash draw:name="Dash_5f_1" draw:display-name="Dash_1" draw:style="round" draw:dots1="1" draw:dots1-length="200%" draw:dots2="1" draw:dots2-length="200%" draw:distance="200%"/>
    <draw:stroke-dash draw:name="Dash_5f_2" draw:display-name="Dash_2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5T10:37:49.099527400</dc:date>
    <dc:language>es-AR</dc:language>
    <meta:creation-date>2020-01-22T14:09:43Z</meta:creation-date>
    <meta:initial-creator>worker</meta:initial-creator>
    <meta:generator>LibreOffice/25.8.3.2$Windows_X86_64 LibreOffice_project/8ca8d55c161d602844f5428fa4b58097424e324e</meta:generator>
    <meta:editing-duration>PT28M40S</meta:editing-duration>
    <meta:editing-cycles>6</meta:editing-cycles>
    <meta:document-statistic meta:object-count="188"/>
  </office:meta>
</office:document-meta>
</file>